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46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3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5" calcext:value-type="float">
            <text:p>101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78" calcext:value-type="float">
            <text:p>87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63" calcext:value-type="float">
            <text:p>90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1" calcext:value-type="float">
            <text:p>90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85" calcext:value-type="float">
            <text:p>91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99" calcext:value-type="float">
            <text:p>91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93" calcext:value-type="float">
            <text:p>91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4" calcext:value-type="float">
            <text:p>92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25" calcext:value-type="float">
            <text:p>92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41" calcext:value-type="float">
            <text:p>92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3" calcext:value-type="float">
            <text:p>90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:.J35])" office:value-type="float" office:value="92.1525" calcext:value-type="float">
            <text:p>92,1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09" calcext:value-type="float">
            <text:p>91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32" calcext:value-type="float">
            <text:p>92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22" calcext:value-type="float">
            <text:p>91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02" calcext:value-type="float">
            <text:p>91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6" calcext:value-type="float">
            <text:p>92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15" calcext:value-type="float">
            <text:p>91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3" calcext:value-type="float">
            <text:p>92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53" calcext:value-type="float">
            <text:p>91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24" calcext:value-type="float">
            <text:p>92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75" calcext:value-type="float">
            <text:p>91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42" calcext:value-type="float">
            <text:p>91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93" calcext:value-type="float">
            <text:p>91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8:.J71])" office:value-type="float" office:value="91.73" calcext:value-type="float">
            <text:p>91,7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73" calcext:value-type="float">
            <text:p>92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29" calcext:value-type="float">
            <text:p>92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8" calcext:value-type="float">
            <text:p>93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3" calcext:value-type="float">
            <text:p>93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3" calcext:value-type="float">
            <text:p>93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3" calcext:value-type="float">
            <text:p>93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7" calcext:value-type="float">
            <text:p>92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7" calcext:value-type="float">
            <text:p>93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5" calcext:value-type="float">
            <text:p>93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4" calcext:value-type="float">
            <text:p>93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8" calcext:value-type="float">
            <text:p>92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6" calcext:value-type="float">
            <text:p>92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4:.J107])" office:value-type="float" office:value="93.0416666666667" calcext:value-type="float">
            <text:p>93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42" calcext:value-type="float">
            <text:p>97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9" calcext:value-type="float">
            <text:p>97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53" calcext:value-type="float">
            <text:p>96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5" calcext:value-type="float">
            <text:p>97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4" calcext:value-type="float">
            <text:p>98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4" calcext:value-type="float">
            <text:p>97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" calcext:value-type="float">
            <text:p>96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7" calcext:value-type="float">
            <text:p>97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8" calcext:value-type="float">
            <text:p>97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9" calcext:value-type="float">
            <text:p>97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5" calcext:value-type="float">
            <text:p>96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8" calcext:value-type="float">
            <text:p>96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0:.J143])" office:value-type="float" office:value="97.3033333333333" calcext:value-type="float">
            <text:p>97,3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12" calcext:value-type="float">
            <text:p>86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37" calcext:value-type="float">
            <text:p>84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87" calcext:value-type="float">
            <text:p>84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13" calcext:value-type="float">
            <text:p>84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06" calcext:value-type="float">
            <text:p>84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6" calcext:value-type="float">
            <text:p>84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34" calcext:value-type="float">
            <text:p>84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09" calcext:value-type="float">
            <text:p>84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03" calcext:value-type="float">
            <text:p>84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6" calcext:value-type="float">
            <text:p>83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95" calcext:value-type="float">
            <text:p>83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81" calcext:value-type="float">
            <text:p>83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46:.J179])" office:value-type="float" office:value="84.3158333333333" calcext:value-type="float">
            <text:p>84,3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86" calcext:value-type="float">
            <text:p>84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75" calcext:value-type="float">
            <text:p>84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8" calcext:value-type="float">
            <text:p>85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39" calcext:value-type="float">
            <text:p>84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66" calcext:value-type="float">
            <text:p>84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48" calcext:value-type="float">
            <text:p>84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17" calcext:value-type="float">
            <text:p>84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93" calcext:value-type="float">
            <text:p>84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99" calcext:value-type="float">
            <text:p>83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5" calcext:value-type="float">
            <text:p>84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68" calcext:value-type="float">
            <text:p>84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" calcext:value-type="float">
            <text:p>83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82:.J215])" office:value-type="float" office:value="84.545" calcext:value-type="float">
            <text:p>84,5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32" calcext:value-type="float">
            <text:p>84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1" calcext:value-type="float">
            <text:p>86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26" calcext:value-type="float">
            <text:p>85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81" calcext:value-type="float">
            <text:p>85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85" calcext:value-type="float">
            <text:p>84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33" calcext:value-type="float">
            <text:p>85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52" calcext:value-type="float">
            <text:p>85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47" calcext:value-type="float">
            <text:p>85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8" calcext:value-type="float">
            <text:p>85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44" calcext:value-type="float">
            <text:p>85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02" calcext:value-type="float">
            <text:p>86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19" calcext:value-type="float">
            <text:p>85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18:.J251])" office:value-type="float" office:value="85.3658333333333" calcext:value-type="float">
            <text:p>85,3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82" calcext:value-type="float">
            <text:p>87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8" calcext:value-type="float">
            <text:p>89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8" calcext:value-type="float">
            <text:p>88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4" calcext:value-type="float">
            <text:p>88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3" calcext:value-type="float">
            <text:p>88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05" calcext:value-type="float">
            <text:p>91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8" calcext:value-type="float">
            <text:p>88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07" calcext:value-type="float">
            <text:p>88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1" calcext:value-type="float">
            <text:p>89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3" calcext:value-type="float">
            <text:p>88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9" calcext:value-type="float">
            <text:p>88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9" calcext:value-type="float">
            <text:p>89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54:.J287])" office:value-type="float" office:value="88.8475" calcext:value-type="float">
            <text:p>88,8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07" calcext:value-type="float">
            <text:p>79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58" calcext:value-type="float">
            <text:p>77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44" calcext:value-type="float">
            <text:p>77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74" calcext:value-type="float">
            <text:p>77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8" calcext:value-type="float">
            <text:p>77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65" calcext:value-type="float">
            <text:p>78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85" calcext:value-type="float">
            <text:p>78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15" calcext:value-type="float">
            <text:p>78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81" calcext:value-type="float">
            <text:p>77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02" calcext:value-type="float">
            <text:p>78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53" calcext:value-type="float">
            <text:p>77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87" calcext:value-type="float">
            <text:p>77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90:.J323])" office:value-type="float" office:value="78.0425" calcext:value-type="float">
            <text:p>78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54" calcext:value-type="float">
            <text:p>78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77" calcext:value-type="float">
            <text:p>77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48" calcext:value-type="float">
            <text:p>78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17" calcext:value-type="float">
            <text:p>79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19" calcext:value-type="float">
            <text:p>78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7" calcext:value-type="float">
            <text:p>77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49" calcext:value-type="float">
            <text:p>78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98" calcext:value-type="float">
            <text:p>78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22" calcext:value-type="float">
            <text:p>78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27" calcext:value-type="float">
            <text:p>78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39" calcext:value-type="float">
            <text:p>78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87" calcext:value-type="float">
            <text:p>78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26:.J359])" office:value-type="float" office:value="78.4225" calcext:value-type="float">
            <text:p>78,4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74" calcext:value-type="float">
            <text:p>78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74" calcext:value-type="float">
            <text:p>78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31" calcext:value-type="float">
            <text:p>79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57" calcext:value-type="float">
            <text:p>79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06" calcext:value-type="float">
            <text:p>79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51" calcext:value-type="float">
            <text:p>7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03" calcext:value-type="float">
            <text:p>79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07" calcext:value-type="float">
            <text:p>79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46" calcext:value-type="float">
            <text:p>79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2" calcext:value-type="float">
            <text:p>79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09" calcext:value-type="float">
            <text:p>80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62:.J395])" office:value-type="float" office:value="79.2158333333333" calcext:value-type="float">
            <text:p>79,2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8" calcext:value-type="float">
            <text:p>81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06" calcext:value-type="float">
            <text:p>80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68" calcext:value-type="float">
            <text:p>80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39" calcext:value-type="float">
            <text:p>80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3" calcext:value-type="float">
            <text:p>81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96" calcext:value-type="float">
            <text:p>79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62" calcext:value-type="float">
            <text:p>80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46" calcext:value-type="float">
            <text:p>80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98" calcext:value-type="float">
            <text:p>81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41" calcext:value-type="float">
            <text:p>80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2" calcext:value-type="float">
            <text:p>80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28" calcext:value-type="float">
            <text:p>80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98:.J431])" office:value-type="float" office:value="80.6616666666667" calcext:value-type="float">
            <text:p>80,6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93" calcext:value-type="float">
            <text:p>73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3" calcext:value-type="float">
            <text:p>72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6" calcext:value-type="float">
            <text:p>73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28" calcext:value-type="float">
            <text:p>73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3" calcext:value-type="float">
            <text:p>72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11" calcext:value-type="float">
            <text:p>73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4" calcext:value-type="float">
            <text:p>73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97" calcext:value-type="float">
            <text:p>72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6" calcext:value-type="float">
            <text:p>72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8" calcext:value-type="float">
            <text:p>72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76" calcext:value-type="float">
            <text:p>73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48" calcext:value-type="float">
            <text:p>73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34:.J467])" office:value-type="float" office:value="73.2108333333333" calcext:value-type="float">
            <text:p>73,2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14" calcext:value-type="float">
            <text:p>73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4" calcext:value-type="float">
            <text:p>73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42" calcext:value-type="float">
            <text:p>73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11" calcext:value-type="float">
            <text:p>73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1" calcext:value-type="float">
            <text:p>73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2" calcext:value-type="float">
            <text:p>73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28" calcext:value-type="float">
            <text:p>73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44" calcext:value-type="float">
            <text:p>73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" calcext:value-type="float">
            <text:p>73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7" calcext:value-type="float">
            <text:p>73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98" calcext:value-type="float">
            <text:p>72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1" calcext:value-type="float">
            <text:p>73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70:.J503])" office:value-type="float" office:value="73.3175" calcext:value-type="float">
            <text:p>73,3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7" calcext:value-type="float">
            <text:p>73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72" calcext:value-type="float">
            <text:p>73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71" calcext:value-type="float">
            <text:p>73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43" calcext:value-type="float">
            <text:p>73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" calcext:value-type="float">
            <text:p>73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7" calcext:value-type="float">
            <text:p>73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5" calcext:value-type="float">
            <text:p>73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97" calcext:value-type="float">
            <text:p>73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86" calcext:value-type="float">
            <text:p>73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25" calcext:value-type="float">
            <text:p>73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91" calcext:value-type="float">
            <text:p>73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1" calcext:value-type="float">
            <text:p>74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06:.J539])" office:value-type="float" office:value="73.7066666666667" calcext:value-type="float">
            <text:p>73,7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94" calcext:value-type="float">
            <text:p>73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2" calcext:value-type="float">
            <text:p>74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6" calcext:value-type="float">
            <text:p>74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84" calcext:value-type="float">
            <text:p>74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7" calcext:value-type="float">
            <text:p>74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9" calcext:value-type="float">
            <text:p>74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3" calcext:value-type="float">
            <text:p>74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9" calcext:value-type="float">
            <text:p>74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" calcext:value-type="float">
            <text:p>74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8" calcext:value-type="float">
            <text:p>74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3" calcext:value-type="float">
            <text:p>74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4" calcext:value-type="float">
            <text:p>73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42:.J575])" office:value-type="float" office:value="74.3408333333333" calcext:value-type="float">
            <text:p>74,3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1" calcext:value-type="float">
            <text:p>69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6" calcext:value-type="float">
            <text:p>69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96" calcext:value-type="float">
            <text:p>68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2" calcext:value-type="float">
            <text:p>69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2" calcext:value-type="float">
            <text:p>69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3" calcext:value-type="float">
            <text:p>69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4" calcext:value-type="float">
            <text:p>69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14" calcext:value-type="float">
            <text:p>69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9" calcext:value-type="float">
            <text:p>68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8" calcext:value-type="float">
            <text:p>68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7" calcext:value-type="float">
            <text:p>69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4" calcext:value-type="float">
            <text:p>69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78:.J611])" office:value-type="float" office:value="69.19" calcext:value-type="float">
            <text:p>69,1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86" calcext:value-type="float">
            <text:p>68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4" calcext:value-type="float">
            <text:p>69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4" calcext:value-type="float">
            <text:p>69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98" calcext:value-type="float">
            <text:p>68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97" calcext:value-type="float">
            <text:p>68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84" calcext:value-type="float">
            <text:p>68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4" calcext:value-type="float">
            <text:p>69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1" calcext:value-type="float">
            <text:p>69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15" calcext:value-type="float">
            <text:p>69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1" calcext:value-type="float">
            <text:p>6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4" calcext:value-type="float">
            <text:p>69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14:.J647])" office:value-type="float" office:value="69.1025" calcext:value-type="float">
            <text:p>69,1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95" calcext:value-type="float">
            <text:p>68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9" calcext:value-type="float">
            <text:p>69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8" calcext:value-type="float">
            <text:p>69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3" calcext:value-type="float">
            <text:p>69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4" calcext:value-type="float">
            <text:p>69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4" calcext:value-type="float">
            <text:p>69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" calcext:value-type="float">
            <text:p>69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6" calcext:value-type="float">
            <text:p>69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2" calcext:value-type="float">
            <text:p>69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5" calcext:value-type="float">
            <text:p>69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6" calcext:value-type="float">
            <text:p>69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1" calcext:value-type="float">
            <text:p>6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50:.J683])" office:value-type="float" office:value="69.4191666666667" calcext:value-type="float">
            <text:p>69,4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8" calcext:value-type="float">
            <text:p>69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3" calcext:value-type="float">
            <text:p>69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4" calcext:value-type="float">
            <text:p>69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" calcext:value-type="float">
            <text:p>69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8" calcext:value-type="float">
            <text:p>69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7" calcext:value-type="float">
            <text:p>69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4" calcext:value-type="float">
            <text:p>69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8" calcext:value-type="float">
            <text:p>69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6" calcext:value-type="float">
            <text:p>69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" calcext:value-type="float">
            <text:p>69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5" calcext:value-type="float">
            <text:p>69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9" calcext:value-type="float">
            <text:p>69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86:.J719])" office:value-type="float" office:value="69.685" calcext:value-type="float">
            <text:p>69,6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4" calcext:value-type="float">
            <text:p>65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7" calcext:value-type="float">
            <text:p>65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3" calcext:value-type="float">
            <text:p>65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3" calcext:value-type="float">
            <text:p>65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9" calcext:value-type="float">
            <text:p>65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7" calcext:value-type="float">
            <text:p>65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8" calcext:value-type="float">
            <text:p>65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5" calcext:value-type="float">
            <text:p>65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5" calcext:value-type="float">
            <text:p>65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2" calcext:value-type="float">
            <text:p>65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5" calcext:value-type="float">
            <text:p>65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7" calcext:value-type="float">
            <text:p>65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22:.J755])" office:value-type="float" office:value="65.4875" calcext:value-type="float">
            <text:p>65,4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8" calcext:value-type="float">
            <text:p>65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9" calcext:value-type="float">
            <text:p>65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9" calcext:value-type="float">
            <text:p>65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" calcext:value-type="float">
            <text:p>65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7" calcext:value-type="float">
            <text:p>65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2" calcext:value-type="float">
            <text:p>65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8" calcext:value-type="float">
            <text:p>65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2" calcext:value-type="float">
            <text:p>65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2" calcext:value-type="float">
            <text:p>65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" calcext:value-type="float">
            <text:p>65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93" calcext:value-type="float">
            <text:p>65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5" calcext:value-type="float">
            <text:p>65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58:.J791])" office:value-type="float" office:value="65.6125" calcext:value-type="float">
            <text:p>65,6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5" calcext:value-type="float">
            <text:p>65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" calcext:value-type="float">
            <text:p>65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6" calcext:value-type="float">
            <text:p>65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5" calcext:value-type="float">
            <text:p>65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5" calcext:value-type="float">
            <text:p>65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5" calcext:value-type="float">
            <text:p>65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5" calcext:value-type="float">
            <text:p>65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3" calcext:value-type="float">
            <text:p>65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" calcext:value-type="float">
            <text:p>65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5" calcext:value-type="float">
            <text:p>65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3" calcext:value-type="float">
            <text:p>65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94:.J827])" office:value-type="float" office:value="65.5383333333333" calcext:value-type="float">
            <text:p>65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8" calcext:value-type="float">
            <text:p>65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2" calcext:value-type="float">
            <text:p>65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6" calcext:value-type="float">
            <text:p>65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01" calcext:value-type="float">
            <text:p>66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9" calcext:value-type="float">
            <text:p>65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8" calcext:value-type="float">
            <text:p>65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7" calcext:value-type="float">
            <text:p>65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" calcext:value-type="float">
            <text:p>65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" calcext:value-type="float">
            <text:p>65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5" calcext:value-type="float">
            <text:p>65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4" calcext:value-type="float">
            <text:p>65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1" calcext:value-type="float">
            <text:p>65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30:.J863])" office:value-type="float" office:value="65.6341666666667" calcext:value-type="float">
            <text:p>65,6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3" calcext:value-type="float">
            <text:p>63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6" calcext:value-type="float">
            <text:p>64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3" calcext:value-type="float">
            <text:p>64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3" calcext:value-type="float">
            <text:p>64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66" calcext:value-type="float">
            <text:p>64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3" calcext:value-type="float">
            <text:p>64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7" calcext:value-type="float">
            <text:p>63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5" calcext:value-type="float">
            <text:p>64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4" calcext:value-type="float">
            <text:p>63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66:.J899])" office:value-type="float" office:value="64.1766666666667" calcext:value-type="float">
            <text:p>64,1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4" calcext:value-type="float">
            <text:p>64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6" calcext:value-type="float">
            <text:p>64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6" calcext:value-type="float">
            <text:p>64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4" calcext:value-type="float">
            <text:p>63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5" calcext:value-type="float">
            <text:p>64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5" calcext:value-type="float">
            <text:p>64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3" calcext:value-type="float">
            <text:p>64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2" calcext:value-type="float">
            <text:p>63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72" calcext:value-type="float">
            <text:p>64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8" calcext:value-type="float">
            <text:p>63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02:.J935])" office:value-type="float" office:value="64.1708333333333" calcext:value-type="float">
            <text:p>64,1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7" calcext:value-type="float">
            <text:p>63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6" calcext:value-type="float">
            <text:p>64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6" calcext:value-type="float">
            <text:p>63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8" calcext:value-type="float">
            <text:p>63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" calcext:value-type="float">
            <text:p>64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8" calcext:value-type="float">
            <text:p>64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2" calcext:value-type="float">
            <text:p>64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53" calcext:value-type="float">
            <text:p>64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" calcext:value-type="float">
            <text:p>64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" calcext:value-type="float">
            <text:p>63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6" calcext:value-type="float">
            <text:p>63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38:.J971])" office:value-type="float" office:value="64.1333333333333" calcext:value-type="float">
            <text:p>64,1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9" calcext:value-type="float">
            <text:p>63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" calcext:value-type="float">
            <text:p>64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2" calcext:value-type="float">
            <text:p>64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5" calcext:value-type="float">
            <text:p>63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6" calcext:value-type="float">
            <text:p>64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3" calcext:value-type="float">
            <text:p>64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8" calcext:value-type="float">
            <text:p>64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8" calcext:value-type="float">
            <text:p>64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6" calcext:value-type="float">
            <text:p>64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8" calcext:value-type="float">
            <text:p>64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8" calcext:value-type="float">
            <text:p>63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74:.J1007])" office:value-type="float" office:value="64.1575" calcext:value-type="float">
            <text:p>64,1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6.76" calcext:value-type="float">
            <text:p>1276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9.75" calcext:value-type="float">
            <text:p>1279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7.36" calcext:value-type="float">
            <text:p>1277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0.72" calcext:value-type="float">
            <text:p>1280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9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1.11" calcext:value-type="float">
            <text:p>1281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6.58" calcext:value-type="float">
            <text:p>1276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8.79" calcext:value-type="float">
            <text:p>1278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7.89" calcext:value-type="float">
            <text:p>1277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9.32" calcext:value-type="float">
            <text:p>1279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0.28" calcext:value-type="float">
            <text:p>1280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6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6.96" calcext:value-type="float">
            <text:p>1276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10:.J1043])" office:value-type="float" office:value="1278.71" calcext:value-type="float">
            <text:p>1.278,7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6.45" calcext:value-type="float">
            <text:p>916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6.52" calcext:value-type="float">
            <text:p>916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5.55" calcext:value-type="float">
            <text:p>915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7.91" calcext:value-type="float">
            <text:p>917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9.01" calcext:value-type="float">
            <text:p>919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7.41" calcext:value-type="float">
            <text:p>917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7.8" calcext:value-type="float">
            <text:p>917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6.91" calcext:value-type="float">
            <text:p>916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7.44" calcext:value-type="float">
            <text:p>917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5.28" calcext:value-type="float">
            <text:p>915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8.25" calcext:value-type="float">
            <text:p>918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5.57" calcext:value-type="float">
            <text:p>915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46:.J1079])" office:value-type="float" office:value="917.008333333333" calcext:value-type="float">
            <text:p>917,0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3.51" calcext:value-type="float">
            <text:p>623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8.2" calcext:value-type="float">
            <text:p>638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7.55" calcext:value-type="float">
            <text:p>637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9.16" calcext:value-type="float">
            <text:p>629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4.96" calcext:value-type="float">
            <text:p>624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8.04" calcext:value-type="float">
            <text:p>628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4.12" calcext:value-type="float">
            <text:p>624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3.91" calcext:value-type="float">
            <text:p>623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3.44" calcext:value-type="float">
            <text:p>623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3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3.15" calcext:value-type="float">
            <text:p>623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2.79" calcext:value-type="float">
            <text:p>622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0.96" calcext:value-type="float">
            <text:p>620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82:.J1115])" office:value-type="float" office:value="626.649166666667" calcext:value-type="float">
            <text:p>626,6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2.6" calcext:value-type="float">
            <text:p>392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0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0.23" calcext:value-type="float">
            <text:p>390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2.84" calcext:value-type="float">
            <text:p>392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2.4" calcext:value-type="float">
            <text:p>392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1.94" calcext:value-type="float">
            <text:p>391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0.83" calcext:value-type="float">
            <text:p>390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2.78" calcext:value-type="float">
            <text:p>392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1.59" calcext:value-type="float">
            <text:p>391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2.35" calcext:value-type="float">
            <text:p>392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2.67" calcext:value-type="float">
            <text:p>392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2.25" calcext:value-type="float">
            <text:p>392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0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0.07" calcext:value-type="float">
            <text:p>390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18:.J1151])" office:value-type="float" office:value="391.879166666667" calcext:value-type="float">
            <text:p>391,8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71" calcext:value-type="float">
            <text:p>224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63" calcext:value-type="float">
            <text:p>227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24" calcext:value-type="float">
            <text:p>226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99" calcext:value-type="float">
            <text:p>224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57" calcext:value-type="float">
            <text:p>225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38" calcext:value-type="float">
            <text:p>225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3" calcext:value-type="float">
            <text:p>225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6" calcext:value-type="float">
            <text:p>225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47" calcext:value-type="float">
            <text:p>225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74" calcext:value-type="float">
            <text:p>226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09" calcext:value-type="float">
            <text:p>225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49" calcext:value-type="float">
            <text:p>223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54:.J1187])" office:value-type="float" office:value="225.5175" calcext:value-type="float">
            <text:p>225,5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35" calcext:value-type="float">
            <text:p>116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6" calcext:value-type="float">
            <text:p>117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5" calcext:value-type="float">
            <text:p>117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" calcext:value-type="float">
            <text:p>116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79" calcext:value-type="float">
            <text:p>115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7" calcext:value-type="float">
            <text:p>115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4" calcext:value-type="float">
            <text:p>116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43" calcext:value-type="float">
            <text:p>117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" calcext:value-type="float">
            <text:p>116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43" calcext:value-type="float">
            <text:p>115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51" calcext:value-type="float">
            <text:p>115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53" calcext:value-type="float">
            <text:p>115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90:.J1223])" office:value-type="float" office:value="116.3825" calcext:value-type="float">
            <text:p>116,3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7" calcext:value-type="float">
            <text:p>74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16" calcext:value-type="float">
            <text:p>76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34" calcext:value-type="float">
            <text:p>75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83" calcext:value-type="float">
            <text:p>74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52" calcext:value-type="float">
            <text:p>76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17" calcext:value-type="float">
            <text:p>75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84" calcext:value-type="float">
            <text:p>75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96" calcext:value-type="float">
            <text:p>75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48" calcext:value-type="float">
            <text:p>75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66" calcext:value-type="float">
            <text:p>75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63" calcext:value-type="float">
            <text:p>75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82" calcext:value-type="float">
            <text:p>75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226:.J1259])" office:value-type="float" office:value="75.615" calcext:value-type="float">
            <text:p>75,62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6cm" svg:height="8.987cm" svg:x="27.243cm" svg:y="0.237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27.2cm" svg:y="10.128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27.285cm" svg:y="20.083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64.16" calcext:value-type="float">
            <text:p>64,16</text:p>
          </table:table-cell>
          <table:table-cell table:style-name="ce19" office:value-type="float" office:value="64.13" calcext:value-type="float">
            <text:p>64,13</text:p>
          </table:table-cell>
          <table:table-cell table:style-name="ce19" office:value-type="float" office:value="64.17" calcext:value-type="float">
            <text:p>64,17</text:p>
          </table:table-cell>
          <table:table-cell table:style-name="ce26" office:value-type="float" office:value="64.18" calcext:value-type="float">
            <text:p>64,18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65.63" calcext:value-type="float">
            <text:p>65,63</text:p>
          </table:table-cell>
          <table:table-cell table:style-name="ce20" office:value-type="float" office:value="65.54" calcext:value-type="float">
            <text:p>65,54</text:p>
          </table:table-cell>
          <table:table-cell table:style-name="ce20" office:value-type="float" office:value="65.61" calcext:value-type="float">
            <text:p>65,61</text:p>
          </table:table-cell>
          <table:table-cell table:style-name="ce27" office:value-type="float" office:value="65.49" calcext:value-type="float">
            <text:p>65,4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69.69" calcext:value-type="float">
            <text:p>69,69</text:p>
          </table:table-cell>
          <table:table-cell table:style-name="ce20" office:value-type="float" office:value="69.42" calcext:value-type="float">
            <text:p>69,42</text:p>
          </table:table-cell>
          <table:table-cell table:style-name="ce20" office:value-type="float" office:value="69.1" calcext:value-type="float">
            <text:p>69,10</text:p>
          </table:table-cell>
          <table:table-cell table:style-name="ce27" office:value-type="float" office:value="69.19" calcext:value-type="float">
            <text:p>69,19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74.34" calcext:value-type="float">
            <text:p>74,34</text:p>
          </table:table-cell>
          <table:table-cell table:style-name="ce20" office:value-type="float" office:value="73.71" calcext:value-type="float">
            <text:p>73,71</text:p>
          </table:table-cell>
          <table:table-cell table:style-name="ce20" office:value-type="float" office:value="73.32" calcext:value-type="float">
            <text:p>73,32</text:p>
          </table:table-cell>
          <table:table-cell table:style-name="ce27" office:value-type="float" office:value="73.21" calcext:value-type="float">
            <text:p>73,21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80.66" calcext:value-type="float">
            <text:p>80,66</text:p>
          </table:table-cell>
          <table:table-cell table:style-name="ce20" office:value-type="float" office:value="79.22" calcext:value-type="float">
            <text:p>79,22</text:p>
          </table:table-cell>
          <table:table-cell table:style-name="ce20" office:value-type="float" office:value="78.42" calcext:value-type="float">
            <text:p>78,42</text:p>
          </table:table-cell>
          <table:table-cell table:style-name="ce27" office:value-type="float" office:value="78.04" calcext:value-type="float">
            <text:p>78,04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88.85" calcext:value-type="float">
            <text:p>88,85</text:p>
          </table:table-cell>
          <table:table-cell table:style-name="ce20" office:value-type="float" office:value="85.37" calcext:value-type="float">
            <text:p>85,37</text:p>
          </table:table-cell>
          <table:table-cell table:style-name="ce20" office:value-type="float" office:value="84.55" calcext:value-type="float">
            <text:p>84,55</text:p>
          </table:table-cell>
          <table:table-cell table:style-name="ce27" office:value-type="float" office:value="84.32" calcext:value-type="float">
            <text:p>84,32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97.3" calcext:value-type="float">
            <text:p>97,30</text:p>
          </table:table-cell>
          <table:table-cell table:style-name="ce21" office:value-type="float" office:value="93.04" calcext:value-type="float">
            <text:p>93,04</text:p>
          </table:table-cell>
          <table:table-cell table:style-name="ce21" office:value-type="float" office:value="91.73" calcext:value-type="float">
            <text:p>91,73</text:p>
          </table:table-cell>
          <table:table-cell table:style-name="ce28" office:value-type="float" office:value="92.15" calcext:value-type="float">
            <text:p>92,15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92.15" calcext:value-type="float">
            <text:p>92,1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91.73" calcext:value-type="float">
            <text:p>91,7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93.04" calcext:value-type="float">
            <text:p>93,0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97.3" calcext:value-type="float">
            <text:p>97,3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84.32" calcext:value-type="float">
            <text:p>84,3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84.55" calcext:value-type="float">
            <text:p>84,5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5.37" calcext:value-type="float">
            <text:p>85,3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88.85" calcext:value-type="float">
            <text:p>88,8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78.04" calcext:value-type="float">
            <text:p>78,0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78.42" calcext:value-type="float">
            <text:p>78,4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79.22" calcext:value-type="float">
            <text:p>79,2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80.66" calcext:value-type="float">
            <text:p>80,66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73.21" calcext:value-type="float">
            <text:p>73,21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43500623441397" calcext:value-type="float">
            <text:p>1,44</text:p>
          </table:table-cell>
          <table:table-cell table:style-name="ce19" table:formula="of:=[.F26]/[.E2]" office:value-type="float" office:value="1.43567753001715" calcext:value-type="float">
            <text:p>1,44</text:p>
          </table:table-cell>
          <table:table-cell table:style-name="ce19" table:formula="of:=[.F26]/[.F2]" office:value-type="float" office:value="1.43478260869565" calcext:value-type="float">
            <text:p>1,43</text:p>
          </table:table-cell>
          <table:table-cell table:style-name="ce26" table:formula="of:=[.F26]/[.G2]" office:value-type="float" office:value="1.43455905266438" calcext:value-type="float">
            <text:p>1,4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73.32" calcext:value-type="float">
            <text:p>73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92731982325156" calcext:value-type="float">
            <text:p>1,93</text:p>
          </table:table-cell>
          <table:table-cell table:style-name="ce20" table:formula="of:=[.F27]/[.E3]" office:value-type="float" office:value="1.92996643271285" calcext:value-type="float">
            <text:p>1,93</text:p>
          </table:table-cell>
          <table:table-cell table:style-name="ce20" table:formula="of:=[.F27]/[.F3]" office:value-type="float" office:value="1.92790733119951" calcext:value-type="float">
            <text:p>1,93</text:p>
          </table:table-cell>
          <table:table-cell table:style-name="ce27" table:formula="of:=[.F27]/[.G3]" office:value-type="float" office:value="1.93143991449076" calcext:value-type="float">
            <text:p>1,9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73.71" calcext:value-type="float">
            <text:p>73,71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3.26416989525039" calcext:value-type="float">
            <text:p>3,26</text:p>
          </table:table-cell>
          <table:table-cell table:style-name="ce20" table:formula="of:=[.F28]/[.E4]" office:value-type="float" office:value="3.27686545664074" calcext:value-type="float">
            <text:p>3,28</text:p>
          </table:table-cell>
          <table:table-cell table:style-name="ce20" table:formula="of:=[.F28]/[.F4]" office:value-type="float" office:value="3.29204052098408" calcext:value-type="float">
            <text:p>3,29</text:p>
          </table:table-cell>
          <table:table-cell table:style-name="ce27" table:formula="of:=[.F28]/[.G4]" office:value-type="float" office:value="3.28775834658188" calcext:value-type="float">
            <text:p>3,2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74.34" calcext:value-type="float">
            <text:p>74,34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5.21711057304278" calcext:value-type="float">
            <text:p>5,22</text:p>
          </table:table-cell>
          <table:table-cell table:style-name="ce20" table:formula="of:=[.F29]/[.E5]" office:value-type="float" office:value="5.26170126170126" calcext:value-type="float">
            <text:p>5,26</text:p>
          </table:table-cell>
          <table:table-cell table:style-name="ce20" table:formula="of:=[.F29]/[.F5]" office:value-type="float" office:value="5.28968903436989" calcext:value-type="float">
            <text:p>5,29</text:p>
          </table:table-cell>
          <table:table-cell table:style-name="ce27" table:formula="of:=[.F29]/[.G5]" office:value-type="float" office:value="5.29763693484497" calcext:value-type="float">
            <text:p>5,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69.19" calcext:value-type="float">
            <text:p>69,19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7.55008678403174" calcext:value-type="float">
            <text:p>7,55</text:p>
          </table:table-cell>
          <table:table-cell table:style-name="ce20" table:formula="of:=[.F30]/[.E6]" office:value-type="float" office:value="7.68732643271901" calcext:value-type="float">
            <text:p>7,69</text:p>
          </table:table-cell>
          <table:table-cell table:style-name="ce20" table:formula="of:=[.F30]/[.F6]" office:value-type="float" office:value="7.76574853353736" calcext:value-type="float">
            <text:p>7,77</text:p>
          </table:table-cell>
          <table:table-cell table:style-name="ce27" table:formula="of:=[.F30]/[.G6]" office:value-type="float" office:value="7.80356227575602" calcext:value-type="float">
            <text:p>7,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69.1" calcext:value-type="float">
            <text:p>69,10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10.0344400675295" calcext:value-type="float">
            <text:p>10,03</text:p>
          </table:table-cell>
          <table:table-cell table:style-name="ce20" table:formula="of:=[.F31]/[.E7]" office:value-type="float" office:value="10.4434813166218" calcext:value-type="float">
            <text:p>10,44</text:p>
          </table:table-cell>
          <table:table-cell table:style-name="ce20" table:formula="of:=[.F31]/[.F7]" office:value-type="float" office:value="10.544766410408" calcext:value-type="float">
            <text:p>10,54</text:p>
          </table:table-cell>
          <table:table-cell table:style-name="ce27" table:formula="of:=[.F31]/[.G7]" office:value-type="float" office:value="10.5735294117647" calcext:value-type="float">
            <text:p>10,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69.42" calcext:value-type="float">
            <text:p>69,42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2.7395683453237" calcext:value-type="float">
            <text:p>12,74</text:p>
          </table:table-cell>
          <table:table-cell table:style-name="ce21" table:formula="of:=[.F32]/[.E8]" office:value-type="float" office:value="13.322871883061" calcext:value-type="float">
            <text:p>13,32</text:p>
          </table:table-cell>
          <table:table-cell table:style-name="ce21" table:formula="of:=[.F32]/[.F8]" office:value-type="float" office:value="13.5131363785021" calcext:value-type="float">
            <text:p>13,51</text:p>
          </table:table-cell>
          <table:table-cell table:style-name="ce28" table:formula="of:=[.F32]/[.G8]" office:value-type="float" office:value="13.4515463917526" calcext:value-type="float">
            <text:p>13,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69.69" calcext:value-type="float">
            <text:p>69,6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65.49" calcext:value-type="float">
            <text:p>65,4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65.61" calcext:value-type="float">
            <text:p>65,6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65.54" calcext:value-type="float">
            <text:p>65,5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65.63" calcext:value-type="float">
            <text:p>65,6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4.18" calcext:value-type="float">
            <text:p>64,1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4.17" calcext:value-type="float">
            <text:p>64,1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4.13" calcext:value-type="float">
            <text:p>64,1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4.16" calcext:value-type="float">
            <text:p>64,16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/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717503117206983" calcext:value-type="float">
            <text:p>0,72</text:p>
          </table:table-cell>
          <table:table-cell table:style-name="ce19" table:formula="of:=[.I26]/[.I49]" office:value-type="float" office:value="0.358919382504288" calcext:value-type="float">
            <text:p>0,36</text:p>
          </table:table-cell>
          <table:table-cell table:style-name="ce19" table:formula="of:=[.J26]/[.J49]" office:value-type="float" office:value="0.239130434782609" calcext:value-type="float">
            <text:p>0,24</text:p>
          </table:table-cell>
          <table:table-cell table:style-name="ce26" table:formula="of:=[.K26]/[.K49]" office:value-type="float" office:value="0.179319881583048" calcext:value-type="float">
            <text:p>0,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963659911625781" calcext:value-type="float">
            <text:p>0,96</text:p>
          </table:table-cell>
          <table:table-cell table:style-name="ce20" table:formula="of:=[.I27]/[.I49]" office:value-type="float" office:value="0.482491608178212" calcext:value-type="float">
            <text:p>0,48</text:p>
          </table:table-cell>
          <table:table-cell table:style-name="ce20" table:formula="of:=[.J27]/[.J49]" office:value-type="float" office:value="0.321317888533252" calcext:value-type="float">
            <text:p>0,32</text:p>
          </table:table-cell>
          <table:table-cell table:style-name="ce27" table:formula="of:=[.K27]/[.K49]" office:value-type="float" office:value="0.241429989311345" calcext:value-type="float">
            <text:p>0,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6320849476252" calcext:value-type="float">
            <text:p>1,63</text:p>
          </table:table-cell>
          <table:table-cell table:style-name="ce20" table:formula="of:=[.I28]/[.I49]" office:value-type="float" office:value="0.819216364160184" calcext:value-type="float">
            <text:p>0,82</text:p>
          </table:table-cell>
          <table:table-cell table:style-name="ce20" table:formula="of:=[.J28]/[.J49]" office:value-type="float" office:value="0.548673420164014" calcext:value-type="float">
            <text:p>0,55</text:p>
          </table:table-cell>
          <table:table-cell table:style-name="ce27" table:formula="of:=[.K28]/[.K49]" office:value-type="float" office:value="0.410969793322735" calcext:value-type="float">
            <text:p>0,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60855528652139" calcext:value-type="float">
            <text:p>2,61</text:p>
          </table:table-cell>
          <table:table-cell table:style-name="ce20" table:formula="of:=[.I29]/[.I49]" office:value-type="float" office:value="1.31542531542532" calcext:value-type="float">
            <text:p>1,32</text:p>
          </table:table-cell>
          <table:table-cell table:style-name="ce20" table:formula="of:=[.J29]/[.J49]" office:value-type="float" office:value="0.881614839061648" calcext:value-type="float">
            <text:p>0,88</text:p>
          </table:table-cell>
          <table:table-cell table:style-name="ce27" table:formula="of:=[.K29]/[.K49]" office:value-type="float" office:value="0.662204616855621" calcext:value-type="float">
            <text:p>0,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3.77504339201587" calcext:value-type="float">
            <text:p>3,78</text:p>
          </table:table-cell>
          <table:table-cell table:style-name="ce20" table:formula="of:=[.I30]/[.I49]" office:value-type="float" office:value="1.92183160817975" calcext:value-type="float">
            <text:p>1,92</text:p>
          </table:table-cell>
          <table:table-cell table:style-name="ce20" table:formula="of:=[.J30]/[.J49]" office:value-type="float" office:value="1.29429142225623" calcext:value-type="float">
            <text:p>1,29</text:p>
          </table:table-cell>
          <table:table-cell table:style-name="ce27" table:formula="of:=[.K30]/[.K49]" office:value-type="float" office:value="0.975445284469503" calcext:value-type="float">
            <text:p>0,98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5.01722003376477" calcext:value-type="float">
            <text:p>5,02</text:p>
          </table:table-cell>
          <table:table-cell table:style-name="ce20" table:formula="of:=[.I31]/[.I49]" office:value-type="float" office:value="2.61087032915544" calcext:value-type="float">
            <text:p>2,61</text:p>
          </table:table-cell>
          <table:table-cell table:style-name="ce20" table:formula="of:=[.J31]/[.J49]" office:value-type="float" office:value="1.75746106840134" calcext:value-type="float">
            <text:p>1,76</text:p>
          </table:table-cell>
          <table:table-cell table:style-name="ce27" table:formula="of:=[.K31]/[.K49]" office:value-type="float" office:value="1.32169117647059" calcext:value-type="float">
            <text:p>1,32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6.36978417266187" calcext:value-type="float">
            <text:p>6,37</text:p>
          </table:table-cell>
          <table:table-cell table:style-name="ce21" table:formula="of:=[.I32]/[.I49]" office:value-type="float" office:value="3.33071797076526" calcext:value-type="float">
            <text:p>3,33</text:p>
          </table:table-cell>
          <table:table-cell table:style-name="ce21" table:formula="of:=[.J32]/[.J49]" office:value-type="float" office:value="2.25218939641702" calcext:value-type="float">
            <text:p>2,25</text:p>
          </table:table-cell>
          <table:table-cell table:style-name="ce28" table:formula="of:=[.K32]/[.K49]" office:value-type="float" office:value="1.68144329896907" calcext:value-type="float">
            <text:p>1,68</text:p>
          </table:table-cell>
        </table:table-row>
      </table:table>
      <table:named-expressions/>
      <table:database-ranges>
        <table:database-range table:name="__Anonymous_Sheet_DB__0" table:target-range-address="output_FN_4.B1:output_FN_4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1:17:45.1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1:26:41.279000000</dc:date>
    <meta:editing-duration>PT8M56S</meta:editing-duration>
    <meta:editing-cycles>1</meta:editing-cycles>
    <meta:document-statistic meta:table-count="2" meta:cell-count="537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7cm" svg:height="8.988cm" xlink:href=".." xlink:type="simple" chart:class="chart:bar" chart:style-name="ch1">
        <chart:title svg:x="4.115cm" svg:y="0.315cm" chart:style-name="ch2">
          <text:p>Find Nearest 4 batches Performance</text:p>
        </chart:title>
        <chart:legend chart:legend-position="end" svg:x="14.522cm" svg:y="2.932cm" style:legend-expansion="high" chart:style-name="ch3"/>
        <chart:plot-area chart:style-name="ch4" table:cell-range-address="Graphics.A1:Graphics.G8" chart:data-source-has-labels="both" svg:x="1.32cm" svg:y="1.299cm" svg:width="12.883cm" svg:height="6.539cm">
          <chart:coordinate-region svg:x="2.354cm" svg:y="1.502cm" svg:width="11.849cm" svg:height="5.683cm"/>
          <chart:axis chart:dimension="x" chart:name="primary-x" chart:style-name="ch5" chartooo:axis-type="auto">
            <chartooo:date-scale/>
            <chart:title svg:x="7.344cm" svg:y="8.017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398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64.16">
                <text:p>64.16</text:p>
                <draw:g>
                  <svg:desc>Graphics.D2:Graphics.D8</svg:desc>
                </draw:g>
              </table:table-cell>
              <table:table-cell office:value-type="float" office:value="64.13">
                <text:p>64.13</text:p>
                <draw:g>
                  <svg:desc>Graphics.E2:Graphics.E8</svg:desc>
                </draw:g>
              </table:table-cell>
              <table:table-cell office:value-type="float" office:value="64.17">
                <text:p>64.17</text:p>
                <draw:g>
                  <svg:desc>Graphics.F2:Graphics.F8</svg:desc>
                </draw:g>
              </table:table-cell>
              <table:table-cell office:value-type="float" office:value="64.18">
                <text:p>64.18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65.63">
                <text:p>65.63</text:p>
              </table:table-cell>
              <table:table-cell office:value-type="float" office:value="65.54">
                <text:p>65.54</text:p>
              </table:table-cell>
              <table:table-cell office:value-type="float" office:value="65.61">
                <text:p>65.61</text:p>
              </table:table-cell>
              <table:table-cell office:value-type="float" office:value="65.49">
                <text:p>65.4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69.69">
                <text:p>69.69</text:p>
              </table:table-cell>
              <table:table-cell office:value-type="float" office:value="69.42">
                <text:p>69.42</text:p>
              </table:table-cell>
              <table:table-cell office:value-type="float" office:value="69.1">
                <text:p>69.1</text:p>
              </table:table-cell>
              <table:table-cell office:value-type="float" office:value="69.19">
                <text:p>69.1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74.34">
                <text:p>74.34</text:p>
              </table:table-cell>
              <table:table-cell office:value-type="float" office:value="73.71">
                <text:p>73.71</text:p>
              </table:table-cell>
              <table:table-cell office:value-type="float" office:value="73.32">
                <text:p>73.32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80.66">
                <text:p>80.66</text:p>
              </table:table-cell>
              <table:table-cell office:value-type="float" office:value="79.22">
                <text:p>79.22</text:p>
              </table:table-cell>
              <table:table-cell office:value-type="float" office:value="78.42">
                <text:p>78.42</text:p>
              </table:table-cell>
              <table:table-cell office:value-type="float" office:value="78.04">
                <text:p>78.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88.85">
                <text:p>88.85</text:p>
              </table:table-cell>
              <table:table-cell office:value-type="float" office:value="85.37">
                <text:p>85.37</text:p>
              </table:table-cell>
              <table:table-cell office:value-type="float" office:value="84.55">
                <text:p>84.55</text:p>
              </table:table-cell>
              <table:table-cell office:value-type="float" office:value="84.32">
                <text:p>84.3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97.3">
                <text:p>97.3</text:p>
              </table:table-cell>
              <table:table-cell office:value-type="float" office:value="93.04">
                <text:p>93.04</text:p>
              </table:table-cell>
              <table:table-cell office:value-type="float" office:value="91.73">
                <text:p>91.73</text:p>
              </table:table-cell>
              <table:table-cell office:value-type="float" office:value="92.15">
                <text:p>92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4.951cm" svg:y="0.315cm" chart:style-name="ch2">
          <text:p>Find Nearest 4 batches Gain</text:p>
        </chart:title>
        <chart:legend chart:legend-position="end" svg:x="15.051cm" svg:y="3.436cm" style:legend-expansion="high" chart:style-name="ch3"/>
        <chart:plot-area chart:style-name="ch4" table:cell-range-address="Graphics.E25:Graphics.E32 Graphics.H25:Graphics.K32" chart:data-source-has-labels="both" svg:x="1.32cm" svg:y="1.299cm" svg:width="13.412cm" svg:height="6.54cm">
          <chart:coordinate-region svg:x="1.952cm" svg:y="1.501cm" svg:width="12.78cm" svg:height="5.685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54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43500623441397">
                <text:p>1.43500623441397</text:p>
                <draw:g>
                  <svg:desc>Graphics.H26:Graphics.H32</svg:desc>
                </draw:g>
              </table:table-cell>
              <table:table-cell office:value-type="float" office:value="1.43567753001715">
                <text:p>1.43567753001715</text:p>
                <draw:g>
                  <svg:desc>Graphics.I26:Graphics.I32</svg:desc>
                </draw:g>
              </table:table-cell>
              <table:table-cell office:value-type="float" office:value="1.43478260869565">
                <text:p>1.43478260869565</text:p>
                <draw:g>
                  <svg:desc>Graphics.J26:Graphics.J32</svg:desc>
                </draw:g>
              </table:table-cell>
              <table:table-cell office:value-type="float" office:value="1.43455905266438">
                <text:p>1.43455905266438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2731982325156">
                <text:p>1.92731982325156</text:p>
              </table:table-cell>
              <table:table-cell office:value-type="float" office:value="1.92996643271285">
                <text:p>1.92996643271285</text:p>
              </table:table-cell>
              <table:table-cell office:value-type="float" office:value="1.92790733119951">
                <text:p>1.92790733119951</text:p>
              </table:table-cell>
              <table:table-cell office:value-type="float" office:value="1.93143991449076">
                <text:p>1.931439914490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26416989525039">
                <text:p>3.26416989525039</text:p>
              </table:table-cell>
              <table:table-cell office:value-type="float" office:value="3.27686545664074">
                <text:p>3.27686545664074</text:p>
              </table:table-cell>
              <table:table-cell office:value-type="float" office:value="3.29204052098408">
                <text:p>3.29204052098408</text:p>
              </table:table-cell>
              <table:table-cell office:value-type="float" office:value="3.28775834658188">
                <text:p>3.2877583465818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.21711057304278">
                <text:p>5.21711057304278</text:p>
              </table:table-cell>
              <table:table-cell office:value-type="float" office:value="5.26170126170126">
                <text:p>5.26170126170126</text:p>
              </table:table-cell>
              <table:table-cell office:value-type="float" office:value="5.28968903436989">
                <text:p>5.28968903436989</text:p>
              </table:table-cell>
              <table:table-cell office:value-type="float" office:value="5.29763693484497">
                <text:p>5.2976369348449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.55008678403174">
                <text:p>7.55008678403174</text:p>
              </table:table-cell>
              <table:table-cell office:value-type="float" office:value="7.68732643271901">
                <text:p>7.68732643271901</text:p>
              </table:table-cell>
              <table:table-cell office:value-type="float" office:value="7.76574853353736">
                <text:p>7.76574853353736</text:p>
              </table:table-cell>
              <table:table-cell office:value-type="float" office:value="7.80356227575602">
                <text:p>7.803562275756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.0344400675295">
                <text:p>10.0344400675295</text:p>
              </table:table-cell>
              <table:table-cell office:value-type="float" office:value="10.4434813166218">
                <text:p>10.4434813166218</text:p>
              </table:table-cell>
              <table:table-cell office:value-type="float" office:value="10.544766410408">
                <text:p>10.544766410408</text:p>
              </table:table-cell>
              <table:table-cell office:value-type="float" office:value="10.5735294117647">
                <text:p>10.573529411764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.7395683453237">
                <text:p>12.7395683453237</text:p>
              </table:table-cell>
              <table:table-cell office:value-type="float" office:value="13.322871883061">
                <text:p>13.322871883061</text:p>
              </table:table-cell>
              <table:table-cell office:value-type="float" office:value="13.5131363785021">
                <text:p>13.5131363785021</text:p>
              </table:table-cell>
              <table:table-cell office:value-type="float" office:value="13.4515463917526">
                <text:p>13.4515463917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4.454cm" svg:y="0.315cm" chart:style-name="ch2">
          <text:p>Find Nearest 4 batches Efficiency</text:p>
        </chart:title>
        <chart:legend chart:legend-position="end" svg:x="15.051cm" svg:y="3.436cm" style:legend-expansion="high" chart:style-name="ch3"/>
        <chart:plot-area chart:style-name="ch4" table:cell-range-address="Graphics.E49:Graphics.E56 Graphics.H49:Graphics.K56" chart:data-source-has-labels="both" svg:x="1.32cm" svg:y="1.299cm" svg:width="13.412cm" svg:height="6.54cm">
          <chart:coordinate-region svg:x="1.762cm" svg:y="1.502cm" svg:width="12.97cm" svg:height="5.684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717503117206983">
                <text:p>0.717503117206983</text:p>
                <draw:g>
                  <svg:desc>Graphics.H50:Graphics.H56</svg:desc>
                </draw:g>
              </table:table-cell>
              <table:table-cell office:value-type="float" office:value="0.358919382504288">
                <text:p>0.358919382504288</text:p>
                <draw:g>
                  <svg:desc>Graphics.I50:Graphics.I56</svg:desc>
                </draw:g>
              </table:table-cell>
              <table:table-cell office:value-type="float" office:value="0.239130434782609">
                <text:p>0.239130434782609</text:p>
                <draw:g>
                  <svg:desc>Graphics.J50:Graphics.J56</svg:desc>
                </draw:g>
              </table:table-cell>
              <table:table-cell office:value-type="float" office:value="0.179319881583048">
                <text:p>0.179319881583048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63659911625781">
                <text:p>0.963659911625781</text:p>
              </table:table-cell>
              <table:table-cell office:value-type="float" office:value="0.482491608178212">
                <text:p>0.482491608178212</text:p>
              </table:table-cell>
              <table:table-cell office:value-type="float" office:value="0.321317888533252">
                <text:p>0.321317888533252</text:p>
              </table:table-cell>
              <table:table-cell office:value-type="float" office:value="0.241429989311345">
                <text:p>0.2414299893113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6320849476252">
                <text:p>1.6320849476252</text:p>
              </table:table-cell>
              <table:table-cell office:value-type="float" office:value="0.819216364160184">
                <text:p>0.819216364160184</text:p>
              </table:table-cell>
              <table:table-cell office:value-type="float" office:value="0.548673420164014">
                <text:p>0.548673420164014</text:p>
              </table:table-cell>
              <table:table-cell office:value-type="float" office:value="0.410969793322735">
                <text:p>0.41096979332273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60855528652139">
                <text:p>2.60855528652139</text:p>
              </table:table-cell>
              <table:table-cell office:value-type="float" office:value="1.31542531542532">
                <text:p>1.31542531542532</text:p>
              </table:table-cell>
              <table:table-cell office:value-type="float" office:value="0.881614839061648">
                <text:p>0.881614839061648</text:p>
              </table:table-cell>
              <table:table-cell office:value-type="float" office:value="0.662204616855621">
                <text:p>0.66220461685562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.77504339201587">
                <text:p>3.77504339201587</text:p>
              </table:table-cell>
              <table:table-cell office:value-type="float" office:value="1.92183160817975">
                <text:p>1.92183160817975</text:p>
              </table:table-cell>
              <table:table-cell office:value-type="float" office:value="1.29429142225623">
                <text:p>1.29429142225623</text:p>
              </table:table-cell>
              <table:table-cell office:value-type="float" office:value="0.975445284469503">
                <text:p>0.97544528446950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.01722003376477">
                <text:p>5.01722003376477</text:p>
              </table:table-cell>
              <table:table-cell office:value-type="float" office:value="2.61087032915544">
                <text:p>2.61087032915544</text:p>
              </table:table-cell>
              <table:table-cell office:value-type="float" office:value="1.75746106840134">
                <text:p>1.75746106840134</text:p>
              </table:table-cell>
              <table:table-cell office:value-type="float" office:value="1.32169117647059">
                <text:p>1.3216911764705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6.36978417266187">
                <text:p>6.36978417266187</text:p>
              </table:table-cell>
              <table:table-cell office:value-type="float" office:value="3.33071797076526">
                <text:p>3.33071797076526</text:p>
              </table:table-cell>
              <table:table-cell office:value-type="float" office:value="2.25218939641702">
                <text:p>2.25218939641702</text:p>
              </table:table-cell>
              <table:table-cell office:value-type="float" office:value="1.68144329896907">
                <text:p>1.681443298969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